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roid Sans Devanagari" svg:font-family="'Droid Sans Devanagari'" style:font-family-generic="system" style:font-pitch="variable"/>
    <style:font-face style:name="Liberation Serif1" svg:font-family="'Liberation Serif'"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line-height="200%">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style>
    <style:style style:name="P2" style:family="paragraph" style:parent-style-name="Standard" style:master-page-name="Standard">
      <style:paragraph-properties fo:line-height="200%" style:page-number="auto">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style>
    <style:style style:name="T1" style:family="text">
      <style:text-properties fo:font-style="italic" style:font-style-asian="italic"/>
    </style:style>
    <style:style style:name="T2" style:family="text">
      <style:text-properties fo:font-style="normal" style:font-style-asian="normal"/>
    </style:style>
    <style:style style:name="T3" style:family="text">
      <style:text-properties fo:letter-spacing="normal" fo:font-style="normal" style:letter-kerning="false" style:font-style-asian="normal"/>
    </style:style>
    <style:style style:name="T4" style:family="text">
      <style:text-properties fo:letter-spacing="normal" fo:font-style="italic" style:letter-kerning="false" style:font-style-asian="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tab/>Leora awoke to the sight of Lux laid down beside her in bed passed out asleep. She felt what she could only assume was an awful hangover; The scent of the drink still invaded the air, though the sweet, seductive taste in her mouth was thankfully gone. Her blood felt poisonous within her, but it was the kind a bat could handle. Gently, she tapped on the cat’s head and began to pet him coyly. “Wake up, kitten,” she coaxed.</text:p>
      <text:p text:style-name="P1"><text:tab/>Lux began to purr as his light slumber softly broke. “Meow…mother?” He asked, as she’d been the last person to do the kindness to him. As his eyes opened, he hazily grasped the person beside him without much thought, hugging her tightly. The room might as well have been shrouded by a black hole, because it was almost entirely dark even with his pupils fully dilating. Leora reciprocated his embrace, and the two silently laid together like this for but a moment. As the cat’s sense of memory returned, he questioned “Did you just pet me?”</text:p>
      <text:p text:style-name="P1"><text:tab/>“<text:span text:style-name="T1">Of course.</text:span><text:span text:style-name="T2"> Thank you…thank you for everything.”</text:span></text:p>
      <text:p text:style-name="P1"><text:span text:style-name="T2"><text:tab/>“You owe me one, dear.”</text:span></text:p>
      <text:p text:style-name="P1"><text:span text:style-name="T2"><text:tab/>“I’ll keep that in mind, though I can’t imagine saving </text:span><text:span text:style-name="T1">your</text:span><text:span text:style-name="T2"> life anytime soon,” she joked, hiccuping with the smell of hard liquor on her breath.</text:span></text:p>
      <text:p text:style-name="P1"><text:span text:style-name="T2"><text:tab/>“Now then, Twinleaf and I spoke. We can have you stay with her - a remainder of your family, albeit in the Republic, where I myself dare not trod, unfortunately.”</text:span></text:p>
      <text:p text:style-name="P1"><text:span text:style-name="T2"><text:tab/>“So what are you saying? You won’t come with?”</text:span></text:p>
      <text:p text:style-name="P1"><text:span text:style-name="T2"><text:tab/>“My dear: it’s best for you not to be endangered further by my status. You need lie low in the shadows - at least until you’re older, stronger. Are you even old enough to mate yet?”</text:span></text:p>
      <text:p text:style-name="P1"><text:span text:style-name="T2"><text:tab/>“I don’t want to </text:span><text:span text:style-name="T1">hide;</text:span><text:span text:style-name="T2"> I’ve spent years secluded in squalor. I want to experience the world and learn.”</text:span></text:p>
      <text:p text:style-name="P1"><text:span text:style-name="T2"><text:tab/>“And what shalt I tell your aunt? That you found my charm irresistible? That you’re going through your rebellious phase and making a name for yourself?”</text:span></text:p>
      <text:p text:style-name="P1"><text:span text:style-name="T2"><text:tab/>“Maybe you should; I like it here out in the open. Is all your property so splendid as the private quarters? The decor? The gentle servant? The luxury?”</text:span></text:p>
      <text:p text:style-name="P1"><text:span text:style-name="T2"><text:tab/>“I’ll let you find out…on </text:span><text:span text:style-name="T1">one</text:span><text:span text:style-name="T2"> condition.”</text:span></text:p>
      <text:p text:style-name="P1"><text:span text:style-name="T2"><text:tab/>“What’s that?”</text:span></text:p>
      <text:p text:style-name="P1"><text:span text:style-name="T2"><text:tab/>“Treatment. I don’t want you to need saving from another substance not as simple to purge.”</text:span></text:p>
      <text:p text:style-name="P1"><text:span text:style-name="T2"><text:tab/>Leora grew silent, a look of humility across her face as she blushed, “I don’t think you know how deep that problem runs. I can’t just abandon the practice; it’d probably kill me in and of itself. Besides, some of my resources are self-brewed using my own body as a catalyst, and I can’t just stop carrying vital medicine,” she protested, trying to rationalize against help to herself.</text:span></text:p>
      <text:p text:style-name="P1"><text:span text:style-name="T2"><text:tab/>“I don’t expect it all down the drain in one day. I just need to see progress, to see you’re going to be alright love, especially if you’re farther apart from help. And if its drugs you need for work, Dr. Althea I’m sure can spare some of our stock,” he offered, determined to secure her agreement, almost desperate.</text:span></text:p>
      <text:p text:style-name="P1"><text:span text:style-name="T2"><text:tab/>“And if I fail you?” she queried timidly, holding him tighter in her arms and bracing her neck against his, almost as if to bite.</text:span></text:p>
      <text:p text:style-name="P1"><text:span text:style-name="T2"><text:tab/>Lucius pet her own head and stroked her hair, a concealed, warm smile almost shining through the dark. “You can’t - as long as you keep trying.”</text:span></text:p>
      <text:p text:style-name="P1"><text:span text:style-name="T2"><text:tab/>“I…you have a deal. Tell auntie I’d like to explore here for a while.”</text:span></text:p>
      <text:p text:style-name="P1"><text:span text:style-name="T2"><text:tab/>“As you wish, my dear Leora.”</text:span></text:p>
      <text:p text:style-name="P1"><text:span text:style-name="T2"><text:tab/>Simultaneously, Panama - now with a leg brace to keep him mobile - began to march with a ragtag band of animals from Vega towards Dishevel, the “formal” name for Lux’s manor. </text:span><text:span text:style-name="T3">Higher command had referred to these groups as volksgrenadiers: the people’s infantry, from a tongue long lost. They were more organized then a mob under a Hunt-commander, but as poorly armed and just as passionate. As with most under the coin of myriad, they took seriously to the threat of their autonomy by a rogue actor. Cyrus would bark out any orders in recitation of what Panama told him, and his charisma, blended with the sympathy for Daisy, made the new soldiers seem just as obedient as veterans to the cause. The crow even began discussing in secret recruitment targets and opportunities, not wanting to waste such vigorous, righteous fighters. “Si, si, nosotros voy a anexo ellos,” he whispered cheerfully to his parrot friend, who gave a slight nod in agreement.</text:span></text:p>
      <text:p text:style-name="P1"><text:span text:style-name="T3"><text:tab/>“No muerto,” reminded the parrot, “El tiene que estar juicio.”</text:span></text:p>
      <text:p text:style-name="P1"><text:span text:style-name="T3"><text:tab/>“Si. Trial, you call it?” he attempted.</text:span></text:p>
      <text:p text:style-name="P1"><text:span text:style-name="T3"><text:tab/>“Tu aprendar,” the parrot acknowledged. His friend </text:span><text:span text:style-name="T4">was indeed</text:span><text:span text:style-name="T3"> learning quickly.</text:span></text:p>
      <text:p text:style-name="P1"><text:span text:style-name="T3"><text:tab/>“Gracias.”</text:span></text:p>
      <text:p text:style-name="P1"><text:soft-page-break/><text:span text:style-name="T3"><text:tab/>Back at Dishevel, the duo had taken showers and generally began to clean up, Leora feeling drawn back throughout the beginning of her day to Lux’s warmth. She didn’t quite understand or even recognize the feelings, but she was accepting of them; she had nothing else at present, though she did soon have to further inquire with the cat. “If I am to undergo a detox with your doctor, Lucius, he will find the truth of me, certainly…” she said, raising a new concern of her’s.</text:span></text:p>
      <text:p text:style-name="P1"><text:span text:style-name="T3"><text:tab/>“Ah, yes, I hadn’t thought of it. Are you comfortable being revealed? I can try to...</text:span><text:span text:style-name="T4">feel her out…</text:span><text:span text:style-name="T3"> if that’s what you’d like.”</text:span></text:p>
      <text:p text:style-name="P1"><text:span text:style-name="T3"><text:tab/>“I would be okay with you seeing how she feels without telling her yet. I will...try to speak with Twinleaf if you want to go speak with the doctor.”</text:span></text:p>
      <text:p text:style-name="P1"><text:span text:style-name="T3"><text:tab/>“As you wish,” he said, patting her head and departing, while Leora composed herself and went down to the office. She typed a few sentences, thinking of what to write. Back and forth through her words she went, unsure of what to say, how to even start the conversation she was going to have. She began to over-analyze, going as far as to write out a tree of the possible ways she could see the messaging going: most of them bad, which she tried to dismiss as her pessimism. With a sigh, she reluctantly just typed “Hi, auntie.”</text:span></text:p>
      <text:p text:style-name="P1"><text:span text:style-name="T3"><text:tab/>There was a response in just a few minutes, but what came back was an interesting sight: an </text:span><text:span text:style-name="T4">automated response</text:span><text:span text:style-name="T3">, something she’d never seen out of the telegraph before.</text:span></text:p>
      <text:p text:style-name="P1"><text:span text:style-name="T3"><text:tab/></text:span><text:span text:style-name="T4">Hello, to whomever may have contacted me on this fine day! I’m currently out for a while, but I concocted a way to at least let you know that with the automated reply. To my colleagues: you know how I get with this old machine -always tinkering - I hope you’ll ask about it. If you want to leave a message for me to retrieve later: start your next message with * and it won’t be replied to by the machine.</text:span></text:p>
      <text:p text:style-name="P1"><text:span text:style-name="T3"><text:tab/>Leora discarded her plans for subtlety, deciding she couldn’t wait long to get everything off her chest.</text:span></text:p>
      <text:p text:style-name="P1"><text:span text:style-name="T3"><text:tab/></text:span><text:span text:style-name="T4">*Dear Auntie Twinleaf,</text:span></text:p>
      <text:p text:style-name="P1"><text:span text:style-name="T4"><text:tab/>I enjoy the new automatic-reply. Auto-reply. Let’s go with that. <text:s/>I -</text:span><text:span text:style-name="T3"> she stopped typing, realizing she’d forgotten to ask Lucius about the package. More than willing to distract herself from the difficult writing, she took to the more cheery, exciting topic with a grin on her face, and she hurried down to the underground.</text:span></text:p>
      <text:p text:style-name="P1"><text:span text:style-name="T3"><text:tab/>“Ah yes, that girl Gwendolyn brought, Leora’s her name? Lovely conversation we had. Wanted me to teach her everything I knew, and of course I’ll oblige.”</text:span></text:p>
      <text:p text:style-name="P1"><text:span text:style-name="T3"><text:tab/>“Tia, did you notice anything…</text:span><text:span text:style-name="T4">odd</text:span><text:span text:style-name="T3"> about her while you spoke?”</text:span></text:p>
      <text:p text:style-name="P1"><text:span text:style-name="T3"><text:tab/>“Aside from the short fangs and the unfortunate lack of wings, she’s a fine vampiric beauty,” the doctor commented nonchalantly, leaning back in her chair.</text:span></text:p>
      <text:p text:style-name="P1"><text:span text:style-name="T3"><text:tab/>“You </text:span><text:span text:style-name="T4">know</text:span><text:span text:style-name="T3"> already?” asked the cat incredulously.</text:span></text:p>
      <text:p text:style-name="P1"><text:span text:style-name="T3"><text:tab/>“Lucius, does it surprise you that someone could actually figure out your private schemes? Do you think yourself that much of the mastermind, and yet forget that anatomy is a part of my job? Master, you disappoint me,” she chided with a smirk. Dr. Althea was one of very few of his personnel that would refer to him instinctively by first name, though he’d never mandated any title for himself officially.</text:span></text:p>
      <text:p text:style-name="P1"><text:span text:style-name="T3"><text:tab/>“You didn’t have any confrontation over this? I assume patient confidentiality wasn’t breached.”</text:span></text:p>
      <text:p text:style-name="P1"><text:span text:style-name="T3"><text:tab/>“She’s an interesting species, but of course I wouldn’t have revealed this information to anyone who didn’t already know, which I’m betting is only you and I. She does know herself, doesn’t she? She’d have to have some explanation for being made to drink blood. I look forward to taking her under my…fur.”</text:span></text:p>
      <text:p text:style-name="P1"><text:span text:style-name="T3"><text:tab/>“Yes, she’s aware, and I need convince her aunt to let her stay with me before we make any plans for education. She has aptitude, but much to learn.”</text:span></text:p>
      <text:p text:style-name="P1"><text:span text:style-name="T3"><text:tab/>“I had her perform a test exercise; she understands concepts, but advanced tools are out of her experience for now. She’s really quite the </text:span><text:span text:style-name="T4">doll.</text:span><text:span text:style-name="T3">”</text:span></text:p>
      <text:p text:style-name="P1"><text:span text:style-name="T3"><text:tab/>“Doctor, keep your involvement professional.”</text:span></text:p>
      <text:p text:style-name="P1"><text:span text:style-name="T3"><text:tab/>“Of course Lucius, of course,” she subtly mocked, before Leora entered the room with the excited smile still on her face.</text:span></text:p>
      <text:p text:style-name="P1"><text:span text:style-name="T3"><text:tab/>“Well now...and here she is – our lady of discussion,” said Tia.</text:span></text:p>
      <text:p text:style-name="P1"><text:span text:style-name="T3"><text:tab/>“Oh, I’m sorry to interrupt but I-”</text:span></text:p>
      <text:p text:style-name="P1"><text:span text:style-name="T3"><text:tab/>“No no. No apologies, my pumpkin,” interjected Althea, still not shifted away from her mimicry of Lucius’s own speech mannerisms, “and I should tell you that I know what you are...and I think it’s wonderful.”</text:span></text:p>
      <text:p text:style-name="P1"><text:span text:style-name="T3">Leora blushed, cautiously stepping behind Lucius, “Define wonderful…”</text:span></text:p>
      <text:p text:style-name="P1"><text:span text:style-name="T3">“You’re a specimen of wonder, a sight for sore anatomist’s eyes, the last of an extinct race, the -” <text:s/>she paused for a moment, “… my apprentice, you are a miracle to me. I hope to have a secure future with you shortly.”</text:span></text:p>
      <text:p text:style-name="P1"><text:span text:style-name="T3">“What did you need, dear?” asked Lucius, reining in the conversation.</text:span></text:p>
      <text:p text:style-name="P1"><text:soft-page-break/><text:span text:style-name="T3">“What was in the box?”</text:span></text:p>
      <text:p text:style-name="P1"><text:span text:style-name="T3">“I didn’t check much, other then there being a pipette,” he said, pulling out the small chest from a large pouch on his side, “but it’s for you to find out, dear.”</text:span></text:p>
      <text:p text:style-name="P1"><text:span text:style-name="T3">Leora gently took the chest in her claws and smiled gratefully at the cat. “Thank you much, I just thought about it in the midst of writing..”</text:span></text:p>
      <text:p text:style-name="P1"><text:span text:style-name="T3">“You’re welcome. Go and enjoy it now, and let me know if you need anything -”</text:span></text:p>
      <text:p text:style-name="P1"><text:span text:style-name="T3">“And I when you’re ready to learn,” Althea butted in again.</text:span></text:p>
      <text:p text:style-name="P1"><text:span text:style-name="T3">The bat waved goodbye to the both of them and ran back upstairs, while Lucius began openly glaring at his doctor, who shot him back an obvious smirk. “Yes, Lucius?” he asked facetiously.</text:span></text:p>
      <text:p text:style-name="P1"><text:span text:style-name="T3">“Nothing. Nothing at all.” </text:span></text:p>
      <text:p text:style-name="P1"><text:span text:style-name="T3"><text:s/></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roid Sans Devanagari" svg:font-family="'Droid Sans Devanagari'" style:font-family-generic="system" style:font-pitch="variable"/>
    <style:font-face style:name="Liberation Serif1" svg:font-family="'Liberation Serif'"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fo:hyphenation-ladder-count="no-limit" style:writing-mode="lr-tb"/>
      <style:text-properties style:use-window-font-color="true" style:font-name="Liberation Serif" fo:font-family="'Liberation Serif'" style:font-family-generic="roman" style:font-pitch="variable" fo:font-size="12pt" fo:language="en" fo:country="US" style:letter-kerning="true" style:font-name-asian="Liberation Serif1" style:font-family-asian="'Liberation Serif'" style:font-family-generic-asian="system" style:font-pitch-asian="variable" style:font-size-asian="12pt" style:language-asian="hi" style:country-asian="IN" style:font-name-complex="Liberation Serif1" style:font-family-complex="'Liberation Serif'" style:font-family-generic-complex="system" style:font-pitch-complex="variable" style:font-size-complex="12pt"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size-asian="14pt"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15%"/>
    </style:style>
    <style:style style:name="List" style:family="paragraph" style:parent-style-name="Text_20_body" style:default-outline-level="" style:class="list">
      <style:paragraph-properties fo:margin-top="0in" fo:margin-bottom="0.0972in" loext:contextual-spacing="false" fo:line-height="115%"/>
    </style:style>
    <style:style style:name="Caption" style:family="paragraph" style:parent-style-name="Standard" style:default-outline-level="" style:class="extra">
      <style:paragraph-properties fo:margin-top="0.0835in" fo:margin-bottom="0.0835in" loext:contextual-spacing="false"/>
      <style:text-properties style:font-style-complex="italic"/>
    </style:style>
    <style:style style:name="Index" style:family="paragraph" style:parent-style-name="Standard" style:default-outline-level="" style:class="index"/>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dc:date>2020-03-18T17:29:00</dc:date>
    <meta:document-statistic meta:table-count="0" meta:image-count="0" meta:object-count="0" meta:page-count="3" meta:paragraph-count="59" meta:word-count="1727" meta:character-count="9706" meta:non-whitespace-character-count="7984"/>
    <meta:generator>LibreOffice/6.3.5.2$Linux_X86_64 LibreOffice_project/30$Build-2</meta:generator>
  </office:meta>
</office:document-meta>
</file>